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5cm" fo:min-width="0.405cm" fo:padding-top="0.151cm" fo:padding-bottom="0.151cm" fo:padding-left="0.276cm" fo:padding-right="0.276cm" fo:wrap-option="wrap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73cm" fo:min-width="0.267cm" fo:padding-top="0.151cm" fo:padding-bottom="0.151cm" fo:padding-left="0.276cm" fo:padding-right="0.276cm" fo:wrap-option="wrap" loext:decorative="false"/>
    </style:style>
    <style:style style:name="gr5" style:family="graphic" style:parent-style-name="objectwithoutfill">
      <style:graphic-properties svg:stroke-width="0.081cm" svg:stroke-color="#000000" draw:marker-start-width="0.321cm" draw:marker-end="Arrow_20_short" draw:marker-end-width="0.4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0000" draw:marker-start="Arrow_20_short" draw:marker-start-width="0.4cm" draw:marker-start-center="false" draw:marker-end="" draw:marker-end-width="0.4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48cm" fo:min-width="1.398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8cm" fo:min-width="1.117cm" fo:padding-top="0.151cm" fo:padding-bottom="0.151cm" fo:padding-left="0.276cm" fo:padding-right="0.276cm" fo:wrap-option="wrap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872cm" fo:min-width="1.622cm" fo:padding-top="0.165cm" fo:padding-bottom="0.165cm" fo:padding-left="0.29cm" fo:padding-right="0.29cm" draw:shadow="hidden" loext:decorative="fals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222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999999" draw:marker-start-width="0.279cm" draw:marker-end-width="0.279cm" svg:stroke-linecap="round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svg:stroke-color="#999999" draw:marker-start="" draw:marker-start-width="0.1cm" draw:marker-end="" draw:marker-end-width="0.1cm" svg:stroke-linecap="round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ffffff" draw:textarea-horizontal-align="justify" draw:textarea-vertical-align="middle" draw:auto-grow-height="false" fo:min-height="1.872cm" fo:min-width="1.622cm" fo:padding-top="0.151cm" fo:padding-bottom="0.151cm" fo:padding-left="0.276cm" fo:padding-right="0.276cm" draw:shadow="hidden" loext:decorative="false"/>
    </style:style>
    <style:style style:name="gr17" style:family="graphic">
      <style:graphic-properties loext:decorative="false"/>
    </style:style>
    <style:style style:name="gr18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</style:style>
    <style:style style:name="gr19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</style:style>
    <style:style style:name="gr20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</style:style>
    <style:style style:name="gr21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</style:style>
    <style:style style:name="gr22" style:family="graphic" style:parent-style-name="standard" style:list-style-name="L1">
      <style:graphic-properties draw:stroke="none" svg:stroke-color="#000000" draw:fill="solid" draw:fill-color="#ffffff" draw:textarea-horizontal-align="left" draw:textarea-vertical-align="middle" draw:auto-grow-height="true" draw:auto-grow-width="false" fo:min-height="4.222cm" fo:min-width="0cm" draw:shadow="hidden" loext:decorative="false"/>
    </style:style>
    <style:style style:name="gr23" style:family="graphic" style:parent-style-name="standard">
      <style:graphic-properties draw:stroke="none" svg:stroke-width="0.081cm" svg:stroke-color="#ffffff" draw:marker-start-width="0.321cm" draw:marker-end-width="0.321cm" draw:fill-color="#000000" draw:textarea-horizontal-align="justify" draw:textarea-vertical-align="middle" draw:auto-grow-height="false" fo:min-height="1.792cm" fo:min-width="1.542cm" fo:padding-top="0.165cm" fo:padding-bottom="0.165cm" fo:padding-left="0.29cm" fo:padding-right="0.29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92747" draw:textarea-horizontal-align="left" draw:textarea-vertical-align="middle" draw:auto-grow-height="true" draw:auto-grow-width="false" fo:min-height="4.222cm" fo:min-width="0cm" draw:shadow="hidden" loext:decorative="false"/>
    </style:style>
    <style:style style:name="gr25" style:family="graphic" style:parent-style-name="standard" style:list-style-name="L1">
      <style:graphic-properties draw:stroke="none" svg:stroke-color="#000000" draw:fill="solid" draw:fill-color="#6ae453" draw:textarea-horizontal-align="left" draw:textarea-vertical-align="middle" draw:auto-grow-height="true" draw:auto-grow-width="false" fo:min-height="4.222cm" fo:min-width="0cm" draw:shadow="hidden" loext:decorative="false"/>
    </style:style>
    <style:style style:name="gr26" style:family="graphic" style:parent-style-name="standard" style:list-style-name="L1">
      <style:graphic-properties draw:stroke="none" svg:stroke-color="#000000" draw:fill="solid" draw:fill-color="#e92747" draw:textarea-horizontal-align="left" draw:textarea-vertical-align="middle" draw:auto-grow-height="true" draw:auto-grow-width="false" fo:min-height="4.222cm" fo:min-width="0cm" draw:shadow="hidden" loext:decorative="false"/>
    </style:style>
    <style:style style:name="gr27" style:family="graphic" style:parent-style-name="standard">
      <style:graphic-properties draw:stroke="none" draw:stroke-dash="Dash" svg:stroke-width="0.212cm" svg:stroke-color="#81d41a" draw:marker-start-width="0.517cm" draw:marker-end-width="0.517cm" svg:stroke-linecap="butt" draw:fill-color="#000000" draw:textarea-horizontal-align="justify" draw:textarea-vertical-align="middle" draw:auto-grow-height="false" fo:min-height="1.662cm" fo:min-width="1.412cm" fo:padding-top="0.23cm" fo:padding-bottom="0.23cm" fo:padding-left="0.355cm" fo:padding-right="0.355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solid" draw:fill-color="#77ccfc" draw:textarea-horizontal-align="left" draw:textarea-vertical-align="middle" draw:auto-grow-height="true" draw:auto-grow-width="false" fo:min-height="4.222cm" fo:min-width="0cm" draw:shadow="hidden" loext:decorative="false"/>
    </style:style>
    <style:style style:name="gr29" style:family="graphic" style:parent-style-name="standard" style:list-style-name="L1">
      <style:graphic-properties draw:stroke="none" svg:stroke-color="#000000" draw:fill="solid" draw:fill-color="#ffff3c" draw:textarea-horizontal-align="left" draw:textarea-vertical-align="middle" draw:auto-grow-height="true" draw:auto-grow-width="false" fo:min-height="4.222cm" fo:min-width="0cm" draw:shadow="hidden" loext:decorative="false"/>
    </style:style>
    <style:style style:name="gr30" style:family="graphic" style:parent-style-name="objectwithoutfill">
      <style:graphic-properties svg:stroke-width="0.212cm" svg:stroke-color="#6c8ac9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31" style:family="graphic" style:parent-style-name="standard">
      <style:graphic-properties svg:stroke-width="0.212cm" svg:stroke-color="#d98ac0" draw:marker-start-width="0.518cm" draw:marker-end-width="0.518cm" draw:fill="none" loext:fill-use-slide-background="false" draw:textarea-horizontal-align="justify" draw:textarea-vertical-align="middle" draw:auto-grow-height="false" fo:min-height="1.038cm" fo:min-width="0.788cm" fo:padding-top="0.231cm" fo:padding-bottom="0.231cm" fo:padding-left="0.356cm" fo:padding-right="0.356cm" loext:decorative="false"/>
    </style:style>
    <style:style style:name="gr32" style:family="graphic" style:parent-style-name="standard">
      <style:graphic-properties svg:stroke-width="0.212cm" svg:stroke-color="#33be89" draw:marker-start-width="0.518cm" draw:marker-end-width="0.518cm" draw:fill="none" loext:fill-use-slide-background="false" draw:textarea-horizontal-align="justify" draw:textarea-vertical-align="middle" draw:auto-grow-height="false" fo:min-height="0.038cm" fo:min-width="0.127cm" fo:padding-top="0.231cm" fo:padding-bottom="0.231cm" fo:padding-left="0.356cm" fo:padding-right="0.356cm" loext:decorative="false"/>
    </style:style>
    <style:style style:name="gr33" style:family="graphic" style:parent-style-name="standard">
      <style:graphic-properties draw:stroke="solid" draw:stroke-dash="Dash" svg:stroke-width="0.212cm" svg:stroke-color="#c25458" draw:marker-start-width="0.517cm" draw:marker-end-width="0.517cm" svg:stroke-linecap="butt" draw:fill="none" draw:fill-color="#000000" loext:fill-use-slide-background="false" draw:textarea-horizontal-align="justify" draw:textarea-vertical-align="middle" draw:auto-grow-height="false" fo:min-height="0.954cm" fo:min-width="0.704cm" fo:padding-top="0.23cm" fo:padding-bottom="0.23cm" fo:padding-left="0.355cm" fo:padding-right="0.355cm" style:writing-mode="lr-tb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30pt" fo:font-weight="normal" style:font-size-asian="30pt" style:font-weight-asian="normal" style:font-size-complex="30pt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fo:font-size="30pt" fo:font-weight="normal" style:font-size-asian="30pt" style:font-weight-asian="normal" style:font-size-complex="30pt" style:font-weight-complex="normal"/>
    </style:style>
    <style:style style:name="P5" style:family="paragraph">
      <loext:graphic-properties draw:fill-color="#000000"/>
      <style:paragraph-properties fo:text-align="center"/>
      <style:text-properties fo:font-size="96pt" style:font-size-asian="96pt" style:font-size-complex="9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78pt" style:font-size-asian="78pt" style:font-size-complex="78pt"/>
    </style:style>
    <style:style style:name="P8" style:family="paragraph">
      <loext:graphic-properties draw:fill-color="#ffffff"/>
      <style:paragraph-properties fo:text-align="center"/>
      <style:text-properties fo:font-size="96pt" style:font-size-asian="96pt" style:font-size-complex="96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fo:font-size="78pt" style:font-size-asian="78pt" style:font-size-complex="78pt"/>
    </style:style>
    <style:style style:name="P10" style:family="paragraph">
      <loext:graphic-properties draw:fill-color="#000000"/>
      <style:paragraph-properties fo:text-align="center" style:writing-mode="lr-tb"/>
      <style:text-properties fo:font-size="96pt" style:font-size-asian="96pt" style:font-size-complex="96pt"/>
    </style:style>
    <style:style style:name="P11" style:family="paragraph">
      <loext:graphic-properties draw:fill="solid" draw:fill-color="#e92747"/>
      <style:paragraph-properties fo:margin-left="0cm" fo:margin-right="0cm" fo:margin-top="0cm" fo:margin-bottom="0cm" fo:line-height="100%" fo:text-align="center" fo:text-indent="0cm"/>
      <style:text-properties fo:color="#e92747" loext:opacity="100%" fo:font-size="80pt" style:font-size-asian="80pt" style:font-size-complex="80pt"/>
    </style:style>
    <style:style style:name="P12" style:family="paragraph">
      <loext:graphic-properties draw:fill="solid" draw:fill-color="#6ae453"/>
      <style:paragraph-properties fo:margin-left="0cm" fo:margin-right="0cm" fo:margin-top="0cm" fo:margin-bottom="0cm" fo:line-height="100%" fo:text-align="center" fo:text-indent="0cm"/>
      <style:text-properties fo:color="#6ae453" loext:opacity="100%" fo:font-size="80pt" style:font-size-asian="80pt" style:font-size-complex="80pt"/>
    </style:style>
    <style:style style:name="P13" style:family="paragraph">
      <loext:graphic-properties draw:fill="solid" draw:fill-color="#77ccfc"/>
      <style:paragraph-properties fo:margin-left="0cm" fo:margin-right="0cm" fo:margin-top="0cm" fo:margin-bottom="0cm" fo:line-height="100%" fo:text-align="center" fo:text-indent="0cm"/>
      <style:text-properties fo:color="#77ccfc" loext:opacity="100%" fo:font-size="80pt" style:font-size-asian="80pt" style:font-size-complex="80pt"/>
    </style:style>
    <style:style style:name="P14" style:family="paragraph">
      <loext:graphic-properties draw:fill="solid" draw:fill-color="#ffff3c"/>
      <style:paragraph-properties fo:margin-left="0cm" fo:margin-right="0cm" fo:margin-top="0cm" fo:margin-bottom="0cm" fo:line-height="100%" fo:text-align="center" fo:text-indent="0cm"/>
      <style:text-properties fo:color="#ffff3c" loext:opacity="100%" fo:font-size="80pt" style:font-size-asian="80pt" style:font-size-complex="80pt"/>
    </style:style>
    <style:style style:name="P15" style:family="paragraph">
      <loext:graphic-properties draw:fill="none" draw:fill-color="#000000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style:font-name="Segoe UI Semibold" fo:font-size="30pt" fo:font-weight="normal" style:font-size-asian="30pt" style:font-weight-asian="normal" style:font-size-complex="30pt" style:font-weight-complex="normal"/>
    </style:style>
    <style:style style:name="T2" style:family="text">
      <style:text-properties fo:color="#ffffff" loext:opacity="100%" style:font-name="Segoe UI Semibold" fo:font-size="78pt" fo:font-weight="600" style:font-size-asian="78pt" style:font-size-complex="7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draw:style-name="gr1">
          <draw:custom-shape draw:style-name="gr2" draw:text-style-name="P1" draw:layer="layout" svg:width="1.105cm" svg:height="1.105cm" svg:x="0.073cm" svg:y="1.7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4941.803642825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0.33cm" svg:y1="2.332cm" svg:x2="0.183cm" svg:y2="2.776cm">
            <text:p/>
          </draw:line>
          <draw:line draw:style-name="gr3" draw:text-style-name="P2" draw:layer="layout" svg:x1="0.92cm" svg:y1="2.332cm" svg:x2="1.068cm" svg:y2="2.779cm">
            <text:p/>
          </draw:line>
          <draw:custom-shape draw:style-name="gr4" draw:text-style-name="P1" draw:layer="layout" svg:width="0.899cm" svg:height="0.955cm" svg:x="0.176cm" svg:y="1.7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277.7292576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2" draw:text-style-name="P1" draw:layer="layout" svg:width="1.105cm" svg:height="1.105cm" svg:x="2.323cm" svg:y="1.7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4941.803642825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2.58cm" svg:y1="2.332cm" svg:x2="2.433cm" svg:y2="2.776cm">
            <text:p/>
          </draw:line>
          <draw:line draw:style-name="gr3" draw:text-style-name="P2" draw:layer="layout" svg:x1="3.17cm" svg:y1="2.332cm" svg:x2="3.318cm" svg:y2="2.779cm">
            <text:p/>
          </draw:line>
          <draw:custom-shape draw:style-name="gr4" draw:text-style-name="P1" draw:layer="layout" svg:width="0.899cm" svg:height="0.955cm" svg:x="2.426cm" svg:y="1.7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277.7292576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2" draw:text-style-name="P1" draw:layer="layout" svg:width="1.105cm" svg:height="1.105cm" svg:x="1.218cm" svg:y="0.6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4941.803642825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.475cm" svg:y1="1.279cm" svg:x2="1.328cm" svg:y2="1.723cm">
            <text:p/>
          </draw:line>
          <draw:line draw:style-name="gr3" draw:text-style-name="P2" draw:layer="layout" svg:x1="2.065cm" svg:y1="1.279cm" svg:x2="2.213cm" svg:y2="1.726cm">
            <text:p/>
          </draw:line>
          <draw:custom-shape draw:style-name="gr4" draw:text-style-name="P1" draw:layer="layout" svg:width="0.899cm" svg:height="0.955cm" svg:x="1.321cm" svg:y="0.67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277.7292576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2" draw:text-style-name="P1" draw:layer="layout" svg:width="1.105cm" svg:height="1.105cm" svg:x="1.218cm" svg:y="1.7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4941.803642825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.475cm" svg:y1="2.332cm" svg:x2="1.328cm" svg:y2="2.776cm">
            <text:p/>
          </draw:line>
          <draw:line draw:style-name="gr3" draw:text-style-name="P2" draw:layer="layout" svg:x1="2.065cm" svg:y1="2.332cm" svg:x2="2.213cm" svg:y2="2.779cm">
            <text:p/>
          </draw:line>
          <draw:custom-shape draw:style-name="gr4" draw:text-style-name="P1" draw:layer="layout" svg:width="0.899cm" svg:height="0.955cm" svg:x="1.321cm" svg:y="1.72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277.7292576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2" draw:layer="layout" svg:x1="1.75cm" svg:y1="1.35cm" svg:x2="1.75cm" svg:y2="0.85cm">
          <text:p/>
        </draw:line>
        <draw:line draw:style-name="gr6" draw:text-style-name="P2" draw:layer="layout" svg:x1="1.75cm" svg:y1="2.471cm" svg:x2="1.75cm" svg:y2="1.971cm">
          <text:p/>
        </draw:line>
        <draw:line draw:style-name="gr5" draw:text-style-name="P2" draw:layer="layout" svg:x1="2.644cm" svg:y1="2.161cm" svg:x2="3.144cm" svg:y2="2.161cm">
          <text:p/>
        </draw:line>
        <draw:line draw:style-name="gr6" draw:text-style-name="P2" draw:layer="layout" svg:x1="0.355cm" svg:y1="2.161cm" svg:x2="0.855cm" svg:y2="2.161cm">
          <text:p/>
        </draw:line>
      </draw:page>
      <draw:page draw:name="page2" draw:style-name="dp1" draw:master-page-name="Padrão">
        <draw:g draw:style-name="gr1">
          <draw:g draw:style-name="gr1">
            <draw:custom-shape draw:style-name="gr7" draw:text-style-name="P1" draw:layer="layout" svg:width="2.25cm" svg:height="2.25cm" svg:x="0.625cm" svg:y="0.62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4941.803642825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1.15cm" svg:y1="1.863cm" svg:x2="0.85cm" svg:y2="2.767cm">
              <text:p/>
            </draw:line>
            <draw:line draw:style-name="gr3" draw:text-style-name="P2" draw:layer="layout" svg:x1="2.35cm" svg:y1="1.863cm" svg:x2="2.651cm" svg:y2="2.773cm">
              <text:p/>
            </draw:line>
            <draw:custom-shape draw:style-name="gr8" draw:text-style-name="P1" draw:layer="layout" svg:width="1.831cm" svg:height="1.944cm" svg:x="0.835cm" svg:y="0.62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3277.7292576419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9" draw:text-style-name="P4" draw:layer="layout" svg:width="1.134cm" svg:height="4.472cm" svg:x="1.183cm" svg:y="-0.696cm">
            <draw:text-box>
              <text:p text:style-name="P3"><text:span text:style-name="T1">Z</text:span></text:p>
            </draw:text-box>
          </draw:frame>
        </draw:g>
      </draw:page>
      <draw:page draw:name="page3" draw:style-name="dp1" draw:master-page-name="Padrão">
        <draw:g draw:style-name="gr1">
          <draw:custom-shape draw:style-name="gr7" draw:text-style-name="P1" draw:layer="layout" svg:width="2.25cm" svg:height="2.25cm" svg:x="0.625cm" svg:y="0.6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4941.803642825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.15cm" svg:y1="1.863cm" svg:x2="0.85cm" svg:y2="2.767cm">
            <text:p/>
          </draw:line>
          <draw:line draw:style-name="gr3" draw:text-style-name="P2" draw:layer="layout" svg:x1="2.35cm" svg:y1="1.863cm" svg:x2="2.651cm" svg:y2="2.773cm">
            <text:p/>
          </draw:line>
          <draw:custom-shape draw:style-name="gr8" draw:text-style-name="P1" draw:layer="layout" svg:width="1.831cm" svg:height="1.944cm" svg:x="0.835cm" svg:y="0.6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277.7292576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4" draw:layer="layout" svg:width="1.134cm" svg:height="4.472cm" svg:x="1.175cm" svg:y="-0.696cm">
          <draw:text-box>
            <text:p text:style-name="P3"><text:span text:style-name="T1">X</text:span></text:p>
          </draw:text-box>
        </draw:frame>
      </draw:page>
      <draw:page draw:name="page4" draw:style-name="dp1" draw:master-page-name="Padrão">
        <draw:g draw:style-name="gr1">
          <draw:custom-shape draw:style-name="gr7" draw:text-style-name="P1" draw:layer="layout" svg:width="2.25cm" svg:height="2.25cm" svg:x="0.625cm" svg:y="0.625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4941.803642825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.15cm" svg:y1="1.863cm" svg:x2="0.85cm" svg:y2="2.767cm">
            <text:p/>
          </draw:line>
          <draw:line draw:style-name="gr3" draw:text-style-name="P2" draw:layer="layout" svg:x1="2.35cm" svg:y1="1.863cm" svg:x2="2.651cm" svg:y2="2.773cm">
            <text:p/>
          </draw:line>
          <draw:custom-shape draw:style-name="gr8" draw:text-style-name="P1" draw:layer="layout" svg:width="1.831cm" svg:height="1.944cm" svg:x="0.835cm" svg:y="0.6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277.729257641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1" draw:text-style-name="P4" draw:layer="layout" svg:width="1.194cm" svg:height="4.472cm" svg:x="1.153cm" svg:y="-0.696cm">
          <draw:text-box>
            <text:p text:style-name="P3"><text:span text:style-name="T1">C</text:span></text:p>
          </draw:text-box>
        </draw:frame>
      </draw:page>
      <draw:page draw:name="page5" draw:style-name="dp1" draw:master-page-name="Padrão">
        <draw:path draw:style-name="gr12" draw:text-style-name="P5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<text:p/>
        </draw:path>
        <draw:frame draw:style-name="gr13" draw:text-style-name="P7" draw:layer="layout" svg:width="2.382cm" svg:height="4.472cm" svg:x="0.845cm" svg:y="-0.656cm">
          <draw:text-box>
            <text:p text:style-name="P6"><text:span text:style-name="T2">L</text:span></text:p>
          </draw:text-box>
        </draw:frame>
      </draw:page>
      <draw:page draw:name="page6" draw:style-name="dp1" draw:master-page-name="Padrão">
        <draw:line draw:style-name="gr14" draw:text-style-name="P2" draw:layer="layout" svg:x1="0.25cm" svg:y1="1.75cm" svg:x2="0.656cm" svg:y2="2.156cm">
          <text:p/>
        </draw:line>
        <draw:line draw:style-name="gr15" draw:text-style-name="P2" draw:layer="layout" svg:x1="0.25cm" svg:y1="1.75cm" svg:x2="0.666cm" svg:y2="1.334cm">
          <text:p/>
        </draw:line>
        <draw:line draw:style-name="gr14" draw:text-style-name="P2" draw:layer="layout" svg:x1="3.25cm" svg:y1="1.75cm" svg:x2="2.855cm" svg:y2="2.145cm">
          <text:p/>
        </draw:line>
        <draw:line draw:style-name="gr15" draw:text-style-name="P2" draw:layer="layout" svg:x1="3.25cm" svg:y1="1.75cm" svg:x2="2.846cm" svg:y2="1.346cm">
          <text:p/>
        </draw:line>
        <draw:path draw:style-name="gr16" draw:text-style-name="P8" draw:layer="layout" svg:width="1.968cm" svg:height="1.968cm" svg:x="0.766cm" svg:y="0.766cm" svg:viewBox="0 0 1969 1969" svg:d="M1969 985c0 172-45 342-132 492-86 150-210 274-360 360-150 87-320 132-492 132-173 0-343-45-493-132-150-86-274-210-360-360-87-150-132-320-132-492 0-173 45-343 132-493 86-150 210-274 360-360 150-87 320-132 492-132 173 0 343 45 493 132 150 86 274 210 360 360 87 150 132 320 132 492z">
          <text:p/>
        </draw:path>
        <draw:g draw:style-name="gr17">
          <draw:path draw:style-name="gr12" draw:text-style-name="P5" draw:layer="layout" svg:width="1.689cm" svg:height="1.689cm" svg:x="0.905cm" svg:y="0.906cm" svg:viewBox="0 0 1690 1690" svg:d="M1690 845c0 148-39 294-113 423-75 128-181 234-309 309-129 74-275 113-423 113s-294-39-423-113c-128-75-234-181-309-309-74-129-113-275-113-423s39-294 113-423c75-128 181-234 309-309 129-74 275-113 423-113s294 39 423 113c128 75 234 181 309 309 74 129 113 275 113 423z">
            <text:p/>
          </draw:path>
          <draw:path draw:style-name="gr18" draw:text-style-name="P9" draw:layer="layout" svg:width="0.6cm" svg:height="1.084cm" svg:x="1.497cm" svg:y="1.211cm" svg:viewBox="0 0 601 1085" svg:d="M601 1085c-200 0-401 0-601 0 0-362 0-723 0-1085 60 0 120 0 180 0 0 311 0 622 0 933 140 0 281 0 421 0 0 51 0 101 0 152z">
            <text:p/>
          </draw:path>
        </draw:g>
        <draw:line draw:style-name="gr14" draw:text-style-name="P2" draw:layer="layout" svg:x1="3.249cm" svg:y1="1.75cm" svg:x2="3.055cm" svg:y2="1.944cm">
          <text:p/>
        </draw:line>
        <draw:line draw:style-name="gr15" draw:text-style-name="P2" draw:layer="layout" svg:x1="3.249cm" svg:y1="1.75cm" svg:x2="3.055cm" svg:y2="1.556cm">
          <text:p/>
        </draw:line>
        <draw:line draw:style-name="gr14" draw:text-style-name="P2" draw:layer="layout" svg:x1="1.75cm" svg:y1="0.402cm" svg:x2="1.947cm" svg:y2="0.599cm">
          <text:p/>
        </draw:line>
        <draw:line draw:style-name="gr15" draw:text-style-name="P2" draw:layer="layout" svg:x1="1.75cm" svg:y1="0.402cm" svg:x2="1.553cm" svg:y2="0.599cm">
          <text:p/>
        </draw:line>
        <draw:line draw:style-name="gr14" draw:text-style-name="P2" draw:layer="layout" svg:x1="1.75cm" svg:y1="3.094cm" svg:x2="1.563cm" svg:y2="2.907cm">
          <text:p/>
        </draw:line>
        <draw:line draw:style-name="gr15" draw:text-style-name="P2" draw:layer="layout" svg:x1="1.75cm" svg:y1="3.094cm" svg:x2="1.937cm" svg:y2="2.907cm">
          <text:p/>
        </draw:line>
        <draw:line draw:style-name="gr14" draw:text-style-name="P2" draw:layer="layout" svg:x1="3.089cm" svg:y1="1.75cm" svg:x2="2.895cm" svg:y2="1.944cm">
          <text:p/>
        </draw:line>
        <draw:line draw:style-name="gr15" draw:text-style-name="P2" draw:layer="layout" svg:x1="3.089cm" svg:y1="1.75cm" svg:x2="2.895cm" svg:y2="1.556cm">
          <text:p/>
        </draw:line>
        <draw:line draw:style-name="gr14" draw:text-style-name="P2" draw:layer="layout" svg:x1="3.089cm" svg:y1="1.75cm" svg:x2="2.895cm" svg:y2="1.944cm">
          <text:p/>
        </draw:line>
        <draw:line draw:style-name="gr15" draw:text-style-name="P2" draw:layer="layout" svg:x1="3.089cm" svg:y1="1.75cm" svg:x2="2.895cm" svg:y2="1.556cm">
          <text:p/>
        </draw:line>
        <draw:line draw:style-name="gr14" draw:text-style-name="P2" draw:layer="layout" svg:x1="0.409cm" svg:y1="1.75cm" svg:x2="0.608cm" svg:y2="1.949cm">
          <text:p/>
        </draw:line>
        <draw:line draw:style-name="gr15" draw:text-style-name="P2" draw:layer="layout" svg:x1="0.409cm" svg:y1="1.75cm" svg:x2="0.608cm" svg:y2="1.551cm">
          <text:p/>
        </draw:line>
      </draw:page>
      <draw:page draw:name="page7" draw:style-name="dp1" draw:master-page-name="Padrão">
        <draw:path draw:style-name="gr16" draw:text-style-name="P8" draw:layer="layout" svg:width="1.968cm" svg:height="1.968cm" svg:x="0.766cm" svg:y="0.766cm" svg:viewBox="0 0 1969 1969" svg:d="M1969 985c0 172-45 342-132 492-86 150-210 274-360 360-150 87-320 132-492 132-173 0-343-45-493-132-150-86-274-210-360-360-87-150-132-320-132-492 0-173 45-343 132-493 86-150 210-274 360-360 150-87 320-132 492-132 173 0 343 45 493 132 150 86 274 210 360 360 87 150 132 320 132 492z">
          <text:p/>
        </draw:path>
        <draw:g draw:style-name="gr17">
          <draw:path draw:style-name="gr12" draw:text-style-name="P5" draw:layer="layout" svg:width="1.688cm" svg:height="1.689cm" svg:x="0.906cm" svg:y="0.906cm" svg:viewBox="0 0 1689 1690" svg:d="M1689 845c0 148-39 294-113 422-75 129-181 235-309 309-129 75-274 114-422 114-149 0-295-39-423-114-128-74-235-180-309-309-74-128-113-274-113-422 0-149 39-294 113-423 74-128 181-235 309-309s274-113 422-113c149 0 294 39 423 113 128 74 234 181 309 309 74 129 113 274 113 422z">
            <text:p/>
          </draw:path>
          <draw:path draw:style-name="gr19" draw:text-style-name="P9" draw:layer="layout" svg:width="0.837cm" svg:height="1.084cm" svg:x="1.4cm" svg:y="1.211cm" svg:viewBox="0 0 838 1085" svg:d="M838 1085h-210l-174-291c-15-26-30-49-45-68s-30-35-46-47c-15-12-32-21-50-26-18-6-39-8-61-8h-73v440h-179v-1085h357c51 0 98 6 141 18 42 12 80 31 111 55 32 24 57 55 75 92 18 36 27 79 27 128 0 38-6 73-17 105-12 32-28 61-49 86s-46 46-75 64c-30 17-63 31-100 41v3c20 11 37 23 52 36 14 14 28 27 41 42 13 14 26 30 39 48 13 17 27 38 43 62zM179 146v353h150c28 0 53-5 77-13 23-9 43-21 61-37 17-17 30-36 40-59 9-24 14-50 14-78 0-52-16-93-49-122s-80-44-142-44z">
            <text:p/>
          </draw:path>
        </draw:g>
        <draw:line draw:style-name="gr14" draw:text-style-name="P2" draw:layer="layout" svg:x1="1.75cm" svg:y1="0.402cm" svg:x2="1.947cm" svg:y2="0.599cm">
          <text:p/>
        </draw:line>
        <draw:line draw:style-name="gr15" draw:text-style-name="P2" draw:layer="layout" svg:x1="1.75cm" svg:y1="0.402cm" svg:x2="1.553cm" svg:y2="0.599cm">
          <text:p/>
        </draw:line>
        <draw:line draw:style-name="gr14" draw:text-style-name="P2" draw:layer="layout" svg:x1="1.75cm" svg:y1="3.094cm" svg:x2="1.563cm" svg:y2="2.907cm">
          <text:p/>
        </draw:line>
        <draw:line draw:style-name="gr15" draw:text-style-name="P2" draw:layer="layout" svg:x1="1.75cm" svg:y1="3.094cm" svg:x2="1.937cm" svg:y2="2.907cm">
          <text:p/>
        </draw:line>
        <draw:line draw:style-name="gr14" draw:text-style-name="P2" draw:layer="layout" svg:x1="0.25cm" svg:y1="1.75cm" svg:x2="0.656cm" svg:y2="2.156cm">
          <text:p/>
        </draw:line>
        <draw:line draw:style-name="gr15" draw:text-style-name="P2" draw:layer="layout" svg:x1="0.25cm" svg:y1="1.75cm" svg:x2="0.666cm" svg:y2="1.334cm">
          <text:p/>
        </draw:line>
        <draw:line draw:style-name="gr14" draw:text-style-name="P2" draw:layer="layout" svg:x1="3.25cm" svg:y1="1.75cm" svg:x2="2.855cm" svg:y2="2.145cm">
          <text:p/>
        </draw:line>
        <draw:line draw:style-name="gr15" draw:text-style-name="P2" draw:layer="layout" svg:x1="3.25cm" svg:y1="1.75cm" svg:x2="2.846cm" svg:y2="1.346cm">
          <text:p/>
        </draw:line>
        <draw:line draw:style-name="gr14" draw:text-style-name="P2" draw:layer="layout" svg:x1="3.249cm" svg:y1="1.75cm" svg:x2="3.055cm" svg:y2="1.944cm">
          <text:p/>
        </draw:line>
        <draw:line draw:style-name="gr15" draw:text-style-name="P2" draw:layer="layout" svg:x1="3.249cm" svg:y1="1.75cm" svg:x2="3.055cm" svg:y2="1.556cm">
          <text:p/>
        </draw:line>
        <draw:line draw:style-name="gr14" draw:text-style-name="P2" draw:layer="layout" svg:x1="3.089cm" svg:y1="1.75cm" svg:x2="2.895cm" svg:y2="1.944cm">
          <text:p/>
        </draw:line>
        <draw:line draw:style-name="gr15" draw:text-style-name="P2" draw:layer="layout" svg:x1="3.089cm" svg:y1="1.75cm" svg:x2="2.895cm" svg:y2="1.556cm">
          <text:p/>
        </draw:line>
        <draw:line draw:style-name="gr14" draw:text-style-name="P2" draw:layer="layout" svg:x1="3.089cm" svg:y1="1.75cm" svg:x2="2.895cm" svg:y2="1.944cm">
          <text:p/>
        </draw:line>
        <draw:line draw:style-name="gr15" draw:text-style-name="P2" draw:layer="layout" svg:x1="3.089cm" svg:y1="1.75cm" svg:x2="2.895cm" svg:y2="1.556cm">
          <text:p/>
        </draw:line>
        <draw:line draw:style-name="gr14" draw:text-style-name="P2" draw:layer="layout" svg:x1="0.409cm" svg:y1="1.75cm" svg:x2="0.608cm" svg:y2="1.949cm">
          <text:p/>
        </draw:line>
        <draw:line draw:style-name="gr15" draw:text-style-name="P2" draw:layer="layout" svg:x1="0.409cm" svg:y1="1.75cm" svg:x2="0.608cm" svg:y2="1.551cm">
          <text:p/>
        </draw:line>
      </draw:page>
      <draw:page draw:name="page8" draw:style-name="dp1" draw:master-page-name="Padrão">
        <draw:path draw:style-name="gr16" draw:text-style-name="P8" draw:layer="layout" svg:width="1.968cm" svg:height="1.968cm" svg:x="0.767cm" svg:y="0.767cm" svg:viewBox="0 0 1969 1969" svg:d="M1969 985c0 172-45 342-132 492-86 150-210 274-360 360-150 87-320 132-492 132-173 0-343-45-493-132-150-86-274-210-360-360-87-150-132-320-132-492 0-173 45-343 132-493 86-150 210-274 360-360 150-87 320-132 492-132 173 0 343 45 493 132 150 86 274 210 360 360 87 150 132 320 132 492z">
          <text:p/>
        </draw:path>
        <draw:g draw:style-name="gr17">
          <draw:path draw:style-name="gr12" draw:text-style-name="P5" draw:layer="layout" svg:width="1.688cm" svg:height="1.689cm" svg:x="0.907cm" svg:y="0.907cm" svg:viewBox="0 0 1689 1690" svg:d="M1689 845c0 148-39 294-113 422-75 129-181 235-309 309-129 75-274 114-422 114-149 0-295-39-423-114-128-74-235-180-309-309-74-128-113-274-113-422 0-149 39-294 113-423 74-128 181-235 309-309s274-113 422-113c149 0 294 39 423 113 128 74 234 181 309 309 74 129 113 274 113 422z">
            <text:p/>
          </draw:path>
          <draw:path draw:style-name="gr20" draw:text-style-name="P9" draw:layer="layout" svg:width="0.837cm" svg:height="1.084cm" svg:x="1.401cm" svg:y="1.212cm" svg:viewBox="0 0 838 1085" svg:d="M838 1085h-210l-174-291c-15-26-30-49-45-68s-30-35-46-47c-15-12-32-21-50-26-18-6-39-8-61-8h-73v440h-179v-1085h357c51 0 98 6 141 18 42 12 80 31 111 55 32 24 57 55 75 92 18 36 27 79 27 128 0 38-6 73-17 105-12 32-28 61-49 86s-46 46-75 64c-30 17-63 31-100 41v3c20 11 37 23 52 36 14 14 28 27 41 42 13 14 26 30 39 48 13 17 27 38 43 62zM179 146v353h150c28 0 53-5 77-13 23-9 43-21 61-37 17-17 30-36 40-59 9-24 14-50 14-78 0-52-16-93-49-122s-80-44-142-44z">
            <text:p/>
          </draw:path>
        </draw:g>
        <draw:line draw:style-name="gr14" draw:text-style-name="P2" draw:layer="layout" svg:x1="0.25cm" svg:y1="1.75cm" svg:x2="0.75cm" svg:y2="2.25cm">
          <text:p/>
        </draw:line>
        <draw:line draw:style-name="gr15" draw:text-style-name="P2" draw:layer="layout" svg:x1="0.25cm" svg:y1="1.75cm" svg:x2="0.75cm" svg:y2="1.25cm">
          <text:p/>
        </draw:line>
        <draw:line draw:style-name="gr14" draw:text-style-name="P2" draw:layer="layout" svg:x1="3.25cm" svg:y1="1.75cm" svg:x2="2.75cm" svg:y2="2.25cm">
          <text:p/>
        </draw:line>
        <draw:line draw:style-name="gr15" draw:text-style-name="P2" draw:layer="layout" svg:x1="3.25cm" svg:y1="1.75cm" svg:x2="2.75cm" svg:y2="1.25cm">
          <text:p/>
        </draw:line>
        <draw:line draw:style-name="gr14" draw:text-style-name="P2" draw:layer="layout" svg:x1="1.75cm" svg:y1="0.25cm" svg:x2="2.25cm" svg:y2="0.75cm">
          <text:p/>
        </draw:line>
        <draw:line draw:style-name="gr15" draw:text-style-name="P2" draw:layer="layout" svg:x1="1.75cm" svg:y1="0.25cm" svg:x2="1.25cm" svg:y2="0.75cm">
          <text:p/>
        </draw:line>
        <draw:line draw:style-name="gr14" draw:text-style-name="P2" draw:layer="layout" svg:x1="1.75cm" svg:y1="3.25cm" svg:x2="1.25cm" svg:y2="2.75cm">
          <text:p/>
        </draw:line>
        <draw:line draw:style-name="gr15" draw:text-style-name="P2" draw:layer="layout" svg:x1="1.75cm" svg:y1="3.25cm" svg:x2="2.25cm" svg:y2="2.75cm">
          <text:p/>
        </draw:line>
      </draw:page>
      <draw:page draw:name="page9" draw:style-name="dp1" draw:master-page-name="Padrão">
        <draw:path draw:style-name="gr12" draw:text-style-name="P5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<text:p/>
        </draw:path>
        <draw:path draw:style-name="gr21" draw:text-style-name="P9" draw:layer="layout" svg:width="1.488cm" svg:height="1.926cm" svg:x="1.129cm" svg:y="0.792cm" svg:viewBox="0 0 1489 1927" svg:d="M1489 1927h-374l-307-516c-28-48-55-88-82-122-26-33-53-61-80-82-28-22-57-37-90-47-32-10-68-15-109-15h-129v782h-318v-1927h634c91 0 174 11 250 32 76 22 143 54 199 98 57 43 101 97 132 162 32 65 48 141 48 228 0 68-10 131-30 187-20 57-49 108-86 152-37 45-82 83-134 114-53 31-112 55-177 72v6c35 20 65 41 91 65s51 48 74 73 46 54 69 86c23 31 48 68 76 110zM318 259v627h267c49 0 94-8 136-23 42-16 78-37 108-66 31-29 54-64 71-105s26-87 26-138c0-93-29-165-87-217-59-52-142-78-252-78z">
          <text:p/>
        </draw:path>
      </draw:page>
      <draw:page draw:name="page10" draw:style-name="dp1" draw:master-page-name="Padrão">
        <draw:g draw:style-name="gr17">
          <draw:path draw:style-name="gr12" draw:text-style-name="P5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  <text:p/>
          </draw:path>
          <draw:path draw:style-name="gr22" draw:text-style-name="P9" draw:layer="layout" svg:width="1.066cm" svg:height="1.926cm" svg:x="1.301cm" svg:y="0.792cm" svg:viewBox="0 0 1067 1927" svg:d="M1067 1927c-356 0-711 0-1067 0 0-642 0-1285 0-1927 107 0 213 0 320 0 0 552 0 1105 0 1657 249 0 498 0 747 0 0 90 0 180 0 270z">
            <text:p/>
          </draw:path>
        </draw:g>
      </draw:page>
      <draw:page draw:name="page11" draw:style-name="dp1" draw:master-page-name="Padrão">
        <draw:custom-shape draw:style-name="gr23" draw:text-style-name="P10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1" draw:layer="layout" svg:width="1.337cm" svg:height="1.975cm" svg:x="1.214cm" svg:y="0.762cm" svg:viewBox="0 0 1338 1976" svg:d="M0 1976v-1976h627c191 0 342 42 454 125 112 84 167 193 167 327 0 112-31 209-95 292-63 83-151 142-263 176v6c136 16 245 66 326 151s122 195 122 331c0 169-67 306-200 411s-301 157-504 157zM327 263v562h212c114 0 203-26 268-80s97-130 97-228c0-169-113-254-339-254zM327 1089v625h279c122 0 217-28 283-85 67-56 100-134 100-233 0-205-142-307-425-307z">
          <text:p/>
        </draw:path>
      </draw:page>
      <draw:page draw:name="page12" draw:style-name="dp1" draw:master-page-name="Padrão">
        <draw:path draw:style-name="gr12" draw:text-style-name="P5" draw:layer="layout" svg:width="3cm" svg:height="3cm" svg:x="0.25cm" svg:y="0.25cm" svg:viewBox="0 0 3001 3001" svg:d="M3001 1501c0 263-69 522-201 750s-321 417-549 549-487 201-750 201c-264 0-523-69-751-201s-417-321-549-549-201-487-201-750c0-264 69-523 201-751s321-417 549-549 487-201 750-201c264 0 523 69 751 201s417 321 549 549 201 487 201 750z">
          <text:p/>
        </draw:path>
        <draw:path draw:style-name="gr25" draw:text-style-name="P12" draw:layer="layout" svg:width="1.805cm" svg:height="1.934cm" svg:x="0.851cm" svg:y="0.76cm" svg:viewBox="0 0 1806 1935" svg:d="M1806 1935h-353l-174-492h-761l-167 492h-351l725-1935h361zM1194 1181l-268-772c-8-25-17-66-26-121h-5c-9 51-17 91-27 121l-266 772z">
          <text:p/>
        </draw:path>
      </draw:page>
      <draw:page draw:name="page13" draw:style-name="dp1" draw:master-page-name="Padrão">
        <draw:custom-shape draw:style-name="gr23" draw:text-style-name="P10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1" draw:layer="layout" svg:width="1.337cm" svg:height="1.975cm" svg:x="1.214cm" svg:y="0.762cm" svg:viewBox="0 0 1338 1976" svg:d="M0 1976v-1976h627c191 0 342 42 454 125 112 84 167 193 167 327 0 112-31 209-95 292-63 83-151 142-263 176v6c136 16 245 66 326 151s122 195 122 331c0 169-67 306-200 411s-301 157-504 157zM327 263v562h212c114 0 203-26 268-80s97-130 97-228c0-169-113-254-339-254zM327 1089v625h279c122 0 217-28 283-85 67-56 100-134 100-233 0-205-142-307-425-307z">
          <text:p/>
        </draw:path>
      </draw:page>
      <draw:page draw:name="page14" draw:style-name="dp1" draw:master-page-name="Padrão">
        <draw:custom-shape draw:style-name="gr27" draw:text-style-name="P10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8" draw:text-style-name="P13" draw:layer="layout" svg:width="1.68cm" svg:height="1.955cm" svg:x="0.91cm" svg:y="0.772cm" svg:viewBox="0 0 1681 1956" svg:d="M1681 1956h-389l-401-718c-12-21-25-52-40-93h-6c-7 21-21 52-40 93l-414 718h-391l642-984-591-972h397l354 660c23 44 43 87 61 131h4c27-57 50-103 69-137l367-654h365l-603 970z">
          <text:p/>
        </draw:path>
      </draw:page>
      <draw:page draw:name="page15" draw:style-name="dp1" draw:master-page-name="Padrão">
        <draw:custom-shape draw:style-name="gr27" draw:text-style-name="P10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4" draw:layer="layout" svg:width="1.606cm" svg:height="1.975cm" svg:x="0.949cm" svg:y="0.763cm" svg:viewBox="0 0 1607 1976" svg:d="M1607 0l-648 1258v718h-328v-711l-631-1265h373l389 847c5 11 18 49 41 115h4c9-30 24-68 46-115l406-847z">
          <text:p/>
        </draw:path>
      </draw:page>
      <draw:page draw:name="page16" draw:style-name="dp1" draw:master-page-name="Padrão">
        <draw:g draw:style-name="gr1">
          <draw:custom-shape draw:style-name="gr27" draw:text-style-name="P10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2" draw:layer="layout" svg:x1="1cm" svg:y1="1cm" svg:x2="2.5cm" svg:y2="2.5cm">
            <text:p/>
          </draw:line>
          <draw:line draw:style-name="gr30" draw:text-style-name="P2" draw:layer="layout" svg:x1="2.5cm" svg:y1="1cm" svg:x2="1cm" svg:y2="2.5cm">
            <text:p/>
          </draw:line>
        </draw:g>
      </draw:page>
      <draw:page draw:name="page17" draw:style-name="dp1" draw:master-page-name="Padrão">
        <draw:custom-shape draw:style-name="gr27" draw:text-style-name="P10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1.5cm" svg:height="1.5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Padrão">
        <draw:custom-shape draw:style-name="gr27" draw:text-style-name="P10" draw:layer="layout" svg:width="3cm" svg:height="3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1.677cm" svg:height="1.5cm" svg:x="0.912cm" svg:y="0.8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9" draw:style-name="dp1" draw:master-page-name="Padrão">
        <draw:g draw:style-name="gr1">
          <draw:custom-shape draw:style-name="gr27" draw:text-style-name="P10" draw:layer="layout" svg:width="3cm" svg:height="3cm" svg:x="0.25cm" svg:y="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5" draw:layer="layout" svg:width="2cm" svg:height="2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emibold" svg:font-family="'Segoe UI Semibold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rrow_20_short" draw:display-name="Arrow short" svg:viewBox="0 7 20 13" svg:d="M0 20l10-13 10 13z"/>
    <draw:marker draw:name="Pontas_20_das_20_setas_20_1" draw:display-name="Pontas das seta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6T22:12:18.631000000</meta:creation-date>
    <dc:date>2025-05-10T21:49:02.212000000</dc:date>
    <meta:editing-duration>PT1H20M19S</meta:editing-duration>
    <meta:editing-cycles>21</meta:editing-cycles>
    <meta:generator>LibreOffice/24.8.6.2$Windows_X86_64 LibreOffice_project/6d98ba145e9a8a39fc57bcc76981d1fb1316c60c</meta:generator>
    <meta:document-statistic meta:object-count="123"/>
  </office:meta>
</office:document-meta>
</file>